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34000003209F73DD1A8A2F500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16.462cm" table:align="left" style:writing-mode="lr-tb"/>
    </style:style>
    <style:style style:name="ACTIVIDADES.A" style:family="table-column">
      <style:table-column-properties style:column-width="1.799cm"/>
    </style:style>
    <style:style style:name="ACTIVIDADES.B" style:family="table-column">
      <style:table-column-properties style:column-width="2.302cm"/>
    </style:style>
    <style:style style:name="ACTIVIDADES.C" style:family="table-column">
      <style:table-column-properties style:column-width="2.805cm"/>
    </style:style>
    <style:style style:name="ACTIVIDADES.D" style:family="table-column">
      <style:table-column-properties style:column-width="1.905cm"/>
    </style:style>
    <style:style style:name="ACTIVIDADES.E" style:family="table-column">
      <style:table-column-properties style:column-width="4.293cm"/>
    </style:style>
    <style:style style:name="ACTIVIDADES.F" style:family="table-column">
      <style:table-column-properties style:column-width="2.147cm"/>
    </style:style>
    <style:style style:name="ACTIVIDADES.G" style:family="table-column">
      <style:table-column-properties style:column-width="1.212cm"/>
    </style:style>
    <style:style style:name="ACTIVIDADES.A1" style:family="table-cell">
      <style:table-cell-properties style:vertical-align="middle" fo:padding="0cm" fo:border="none"/>
    </style:style>
    <style:style style:name="ACTIVIDADES.2" style:family="table-row">
      <style:table-row-properties fo:background-color="#f9f9f9">
        <style:background-image/>
      </style:table-row-properties>
    </style:style>
    <style:style style:name="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P3" style:family="paragraph" style:parent-style-name="Header">
      <style:paragraph-properties fo:text-align="center" style:justify-single-word="false"/>
      <style:text-properties style:font-name="Frutiger LT Std 47 Light Cn" fo:font-weight="bold" officeooo:rsid="0027d76f" officeooo:paragraph-rsid="0027d76f" style:font-weight-asian="bold" style:font-name-complex="Arial"/>
    </style:style>
    <style:style style:name="P4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P5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Heading_20_2">
      <style:paragraph-properties fo:margin-left="0cm" fo:margin-right="0cm" fo:margin-top="0.529cm" fo:margin-bottom="0.265cm" loext:contextual-spacing="false" fo:line-height="110%" fo:widows="1" fo:text-indent="0cm" style:auto-text-indent="false"/>
      <style:text-properties fo:font-variant="normal" fo:text-transform="none" fo:color="#333333" style:font-name="verdana" fo:font-size="22.5pt" fo:letter-spacing="normal" fo:font-style="normal" fo:font-weight="bold"/>
    </style:style>
    <style:style style:name="P8" style:family="paragraph" style:parent-style-name="Heading_20_2">
      <style:paragraph-properties fo:margin-left="0cm" fo:margin-right="0cm" fo:margin-top="0.529cm" fo:margin-bottom="0.265cm" loext:contextual-spacing="false" fo:line-height="110%" fo:widows="1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65cm" loext:contextual-spacing="false" style:line-height-at-least="0.476cm" fo:widows="1" fo:text-indent="0cm" style:auto-text-indent="false"/>
      <style:text-properties fo:font-variant="normal" fo:text-transform="none" fo:color="#333333" style:font-name="verdana" fo:font-size="9.75pt" fo:letter-spacing="normal" fo:font-style="normal" fo:font-weight="normal" officeooo:rsid="001db00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line-height="142%" fo:widows="1" fo:text-indent="0cm" style:auto-text-indent="false" fo:padding="0.265cm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0d0f3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line-height="142%" fo:widows="1" fo:text-indent="0cm" style:auto-text-indent="false" fo:padding="0.265cm" fo:border="0.06pt solid #cccccc"/>
      <style:text-properties fo:font-variant="normal" fo:text-transform="none" fo:color="#333333" style:font-name="Menlo" fo:font-size="8.25pt" fo:letter-spacing="normal" fo:font-style="normal" fo:font-weight="normal" officeooo:paragraph-rsid="00249d2f"/>
    </style:style>
    <style:style style:name="P12" style:family="paragraph" style:parent-style-name="Table_20_Heading">
      <style:paragraph-properties fo:line-height="142%" fo:text-align="start" style:justify-single-word="false"/>
      <style:text-properties fo:font-size="8pt" style:font-size-asian="8pt" style:font-size-complex="8pt"/>
    </style:style>
    <style:style style:name="P13" style:family="paragraph" style:parent-style-name="Table_20_Heading">
      <style:paragraph-properties fo:line-height="142%" fo:text-align="start" style:justify-single-word="false"/>
      <style:text-properties fo:font-size="8pt" officeooo:rsid="00202bd4" officeooo:paragraph-rsid="00202bd4" style:font-size-asian="8pt" style:font-size-complex="8pt"/>
    </style:style>
    <style:style style:name="P14" style:family="paragraph" style:parent-style-name="Table_20_Heading">
      <style:paragraph-properties fo:line-height="142%" fo:text-align="start" style:justify-single-word="false"/>
      <style:text-properties fo:font-size="8pt" officeooo:rsid="0027d76f" officeooo:paragraph-rsid="0027d76f" style:font-size-asian="8pt" style:font-size-complex="8pt"/>
    </style:style>
    <style:style style:name="P15" style:family="paragraph" style:parent-style-name="Table_20_Heading">
      <style:paragraph-properties fo:line-height="142%" fo:text-align="start" style:justify-single-word="false"/>
      <style:text-properties fo:font-size="8pt" officeooo:rsid="002939ac" officeooo:paragraph-rsid="002939ac" style:font-size-asian="8pt" style:font-size-complex="8pt"/>
    </style:style>
    <style:style style:name="P16" style:family="paragraph" style:parent-style-name="Table_20_Contents">
      <style:paragraph-properties fo:line-height="142%"/>
      <style:text-properties style:font-name="verdana" fo:font-size="8pt" officeooo:rsid="00202bd4" style:font-size-asian="8pt" style:font-size-complex="8pt"/>
    </style:style>
    <style:style style:name="P17" style:family="paragraph" style:parent-style-name="Table_20_Contents">
      <style:paragraph-properties fo:line-height="142%"/>
      <style:text-properties style:font-name="verdana" fo:font-size="8pt" officeooo:rsid="00202bd4" officeooo:paragraph-rsid="00202bd4" style:font-size-asian="8pt" style:font-size-complex="8pt"/>
    </style:style>
    <style:style style:name="P18" style:family="paragraph" style:parent-style-name="Table_20_Contents">
      <style:paragraph-properties fo:line-height="142%"/>
      <style:text-properties style:font-name="verdana" fo:font-size="8pt" officeooo:rsid="0027d76f" officeooo:paragraph-rsid="0027d76f" style:font-size-asian="8pt" style:font-size-complex="8pt"/>
    </style:style>
    <style:style style:name="P19" style:family="paragraph" style:parent-style-name="Table_20_Contents">
      <style:paragraph-properties fo:line-height="142%"/>
      <style:text-properties style:font-name="verdana" fo:font-size="8pt" officeooo:rsid="002939ac" officeooo:paragraph-rsid="002939ac" style:font-size-asian="8pt" style:font-size-complex="8pt"/>
    </style:style>
    <style:style style:name="P20" style:family="paragraph" style:parent-style-name="Heading_20_2" style:master-page-name="Standard">
      <style:paragraph-properties fo:margin-left="0cm" fo:margin-right="0cm" fo:margin-top="0.529cm" fo:margin-bottom="0.265cm" loext:contextual-spacing="false" fo:line-height="110%" fo:widows="1" fo:text-indent="0cm" style:auto-text-indent="false" style:page-number="auto"/>
      <style:text-properties style:font-name="verdana" fo:font-size="22.5pt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fo:font-variant="normal" fo:text-transform="none" fo:color="#333333" fo:letter-spacing="normal" fo:font-style="normal" fo:font-weight="bold"/>
    </style:style>
    <style:style style:name="T3" style:family="text">
      <style:text-properties fo:font-variant="normal" fo:text-transform="none" fo:color="#333333" fo:letter-spacing="normal" fo:font-style="normal" fo:font-weight="bold" officeooo:rsid="001db0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><text:span text:style-name="T2">Listado de </text:span><text:span text:style-name="T3">[NUMACT]</text:span></text:h>
      <text:p text:style-name="P9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column table:style-name="ACTIVIDADES.D"/>
        <table:table-column table:style-name="ACTIVIDADES.E"/>
        <table:table-column table:style-name="ACTIVIDADES.F"/>
        <table:table-column table:style-name="ACTIVIDADES.G"/>
        <table:table-header-rows>
          <table:table-row>
            <table:table-cell table:style-name="ACTIVIDADES.A1" office:value-type="string">
              <text:p text:style-name="P15">Fecha</text:p>
            </table:table-cell>
            <table:table-cell table:style-name="ACTIVIDADES.A1" office:value-type="string">
              <text:p text:style-name="P15">Responsable</text:p>
            </table:table-cell>
            <table:table-cell table:style-name="ACTIVIDADES.A1" office:value-type="string">
              <text:p text:style-name="P12">Nombre</text:p>
            </table:table-cell>
            <table:table-cell table:style-name="ACTIVIDADES.A1" office:value-type="string">
              <text:p text:style-name="P12">Tipo</text:p>
            </table:table-cell>
            <table:table-cell table:style-name="ACTIVIDADES.A1" office:value-type="string">
              <text:p text:style-name="P14">Objetivos</text:p>
            </table:table-cell>
            <table:table-cell table:style-name="ACTIVIDADES.A1" office:value-type="string">
              <text:p text:style-name="P14">Proyecto Financiero</text:p>
            </table:table-cell>
            <table:table-cell table:style-name="ACTIVIDADES.A1" office:value-type="string">
              <text:p text:style-name="P13">Población</text:p>
            </table:table-cell>
          </table:table-row>
        </table:table-header-rows>
        <table:table-row table:style-name="ACTIVIDADES.2">
          <table:table-cell table:style-name="ACTIVIDADES.A1" office:value-type="string">
            <text:p text:style-name="P19">[FECHAACT]</text:p>
          </table:table-cell>
          <table:table-cell table:style-name="ACTIVIDADES.A1" office:value-type="string">
            <text:p text:style-name="P19">[RESPONSABLEACT]</text:p>
          </table:table-cell>
          <table:table-cell table:style-name="ACTIVIDADES.A1" office:value-type="string">
            <text:p text:style-name="P16">[NOMBREACT]</text:p>
          </table:table-cell>
          <table:table-cell table:style-name="ACTIVIDADES.A1" office:value-type="string">
            <text:p text:style-name="P17">[TIPOACT]</text:p>
          </table:table-cell>
          <table:table-cell table:style-name="ACTIVIDADES.A1" office:value-type="string">
            <text:p text:style-name="P18">[OBJETIVOACT]</text:p>
          </table:table-cell>
          <table:table-cell table:style-name="ACTIVIDADES.A1" office:value-type="string">
            <text:p text:style-name="P18">[PROYECTOACT]</text:p>
          </table:table-cell>
          <table:table-cell table:style-name="ACTIVIDADES.A1" office:value-type="string">
            <text:p text:style-name="P16">[POBACT]</text:p>
          </table:table-cell>
        </table:table-row>
      </table:table>
      <text:h text:style-name="P8" text:outline-level="2"/>
      <text:h text:style-name="P7" text:outline-level="2">Recomendaciones</text:h>
      <text:p text:style-name="P10">[RECOMENDACIONES]</text:p>
      <text:h text:style-name="P7" text:outline-level="2">Avances</text:h>
      <text:p text:style-name="P11">[AVANCES]</text:p>
      <text:h text:style-name="P7" text:outline-level="2">Logros</text:h>
      <text:p text:style-name="P11">[LOGROS]</text:p>
      <text:h text:style-name="P7" text:outline-level="2">Dificultades</text:h>
      <text:p text:style-name="P11">[DIFICULTADE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enlo" svg:font-family="Menlo, Monaco, Consolas, 'Courier New', monospace"/>
    <style:font-face style:name="verdana" svg:font-family="verdana, arial, helvetica, sans-serif"/>
    <style:font-face style:name="Courier New" svg:font-family="'Courier New'" style:font-family-generic="modern"/>
    <style:font-face style:name="Myriad Pro" svg:font-family="'Myriad Pro', Corbel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LT Std 47 Light Cn" svg:font-family="'Frutiger LT Std 47 Light Cn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Myriad Pro" fo:font-family="'Myriad Pro', Corbel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, Corbel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fo:text-indent="-0.847cm" fo:margin-left="1.244cm"/>
        </style:list-level-properties>
        <style:text-properties style:font-name="Myriad Pro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6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256cm" table:align="center" style:writing-mode="lr-tb"/>
    </style:style>
    <style:style style:name="Tabla3.A" style:family="table-column">
      <style:table-column-properties style:column-width="3.32cm"/>
    </style:style>
    <style:style style:name="Tabla3.B" style:family="table-column">
      <style:table-column-properties style:column-width="12.936cm"/>
    </style:style>
    <style:style style:name="Tabla3.1" style:family="table-row">
      <style:table-row-properties style:min-row-height="0.494cm" fo:keep-together="always"/>
    </style:style>
    <style:style style:name="Tabla3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a3.2" style:family="table-row">
      <style:table-row-properties style:min-row-height="0.709cm" fo:keep-together="always"/>
    </style:style>
    <style:style style:name="Tabla3.B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Frutiger LT Std 47 Light Cn" fo:font-size="11pt" fo:language="en" fo:country="US" style:font-size-asian="11pt" style:language-asian="en" style:country-asian="US" style:font-name-complex="Arial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Frutiger LT Std 47 Light Cn" fo:font-weight="bold" officeooo:rsid="001d9d51" officeooo:paragraph-rsid="001d9d51" style:font-weight-asian="bold" style:font-name-complex="Arial"/>
    </style:style>
    <style:style style:name="MP3" style:family="paragraph" style:parent-style-name="Header">
      <style:paragraph-properties fo:text-align="center" style:justify-single-word="false"/>
      <style:text-properties style:font-name="Frutiger LT Std 47 Light Cn" fo:font-weight="bold" officeooo:rsid="0027d76f" officeooo:paragraph-rsid="0027d76f" style:font-weight-asian="bold" style:font-name-complex="Arial"/>
    </style:style>
    <style:style style:name="MP4" style:family="paragraph" style:parent-style-name="Header">
      <style:paragraph-properties fo:text-align="center" style:justify-single-word="false"/>
      <style:text-properties style:font-name="Frutiger LT Std 47 Light Cn" fo:font-weight="bold" officeooo:rsid="001db00e" officeooo:paragraph-rsid="001db00e" style:font-weight-asian="bold" style:font-name-complex="Arial"/>
    </style:style>
    <style:style style:name="MP5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rows-spanned="2" office:value-type="string">
              <text:p text:style-name="MP1"><draw:frame draw:style-name="Mfr1" draw:name="Imagen1" text:anchor-type="paragraph" svg:width="1.718cm" svg:height="2.436cm" draw:z-index="0"><draw:image xlink:href="Pictures/1000000000000234000003209F73DD1A8A2F5003.jpg" xlink:type="simple" xlink:show="embed" xlink:actuate="onLoad"/></draw:frame></text:p>
            </table:table-cell>
            <table:table-cell table:style-name="Tabla3.B1" office:value-type="string">
              <text:p text:style-name="MP2"/>
              <text:p text:style-name="MP3">COR1440</text:p>
            </table:table-cell>
          </table:table-row>
          <table:table-row table:style-name="Tabla3.2">
            <table:covered-table-cell/>
            <table:table-cell table:style-name="Tabla3.B2" office:value-type="string">
              <text:p text:style-name="MP2">Informe de Actividades</text:p>
              <text:p text:style-name="MP4">TÍTULO: [TITULO]</text:p>
              <text:p text:style-name="MP4">FECHA: [FECHA]</text:p>
            </table:table-cell>
          </table:table-row>
        </table:table>
        <text:p text:style-name="MP5"><text:tab/><text:tab/></text:p>
        <text:p text:style-name="MP6"><text:span text:style-name="MT1">Página </text:span><text:span text:style-name="Page_20_Number"><text:span text:style-name="MT1"><text:page-number text:select-page="current">1</text:page-number></text:span></text:span><text:span text:style-name="MT1"> de </text:span><text:span text:style-name="Page_20_Number"><text:span text:style-name="MT1"><text:page-count style:num-format="1">1</text:page-count></text:span></text:span></text:p>
        <text:p text:style-name="MP6"><text:span text:style-name="Page_20_Number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 DE GESTIÓN Y SEGUIMIENTO</dc:title>
    <meta:initial-creator>gerenciaproyectos</meta:initial-creator>
    <meta:creation-date>2015-08-21T17:12:00</meta:creation-date>
    <dc:date>2016-08-05T06:18:43.772721706</dc:date>
    <meta:print-date>2009-05-05T09:06:00</meta:print-date>
    <meta:editing-cycles>22</meta:editing-cycles>
    <meta:editing-duration>PT3H32M49S</meta:editing-duration>
    <meta:generator>LibreOffice/5.1.4.2$Linux_X86_64 LibreOffice_project/10m0$Build-2</meta:generator>
    <meta:document-statistic meta:table-count="2" meta:image-count="1" meta:object-count="0" meta:page-count="1" meta:paragraph-count="30" meta:word-count="39" meta:character-count="332" meta:non-whitespace-character-count="320"/>
  </office:meta>
</office:document-meta>
</file>